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6.8957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4272in"/>
    </style:style>
    <style:style style:name="co10" style:family="table-column">
      <style:table-column-properties fo:break-before="auto" style:column-width="4.1126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1.6244in"/>
    </style:style>
    <style:style style:name="co13" style:family="table-column">
      <style:table-column-properties fo:break-before="auto" style:column-width="1.737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374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ackground-color="#c0c0c0" fo:border="0.06pt solid #000000"/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position="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37">
      <style:table-cell-properties fo:border="0.06pt solid #000000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0">
      <style:table-cell-properties fo:background-color="#c0c0c0"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15" style:family="table-cell" style:parent-style-name="Default" style:data-style-name="N84"/>
    <style:style style:name="T1" style:family="text"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Fecha de realización</text:p>
          </table:table-cell>
          <table:table-cell table:style-name="ce2" office:value-type="string">
            <text:p>Tiempo estimado</text:p>
          </table:table-cell>
          <table:table-cell table:style-name="ce2" office:value-type="string">
            <text:p>Tiempo insumid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office:value-type="string">
            <text:p>Lectura y encuesta “No existe bala de plata”</text:p>
          </table:table-cell>
          <table:table-cell table:style-name="ce6" office:value-type="date" office:date-value="2013-03-24">
            <text:p>03/24/13</text:p>
          </table:table-cell>
          <table:table-cell table:style-name="ce7" office:value-type="string">
            <text:p>60 minutos</text:p>
          </table:table-cell>
          <table:table-cell table:style-name="ce7" office:value-type="string">
            <text:p>7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<text:span text:style-name="T1">Programación</text:span> en Ruby</text:p>
          </table:table-cell>
          <table:table-cell table:style-name="ce6" office:value-type="date" office:date-value="2013-04-04">
            <text:p>04/04/13</text:p>
          </table:table-cell>
          <table:table-cell table:style-name="ce7" office:value-type="string">
            <text:p>40 minutos</text:p>
          </table:table-cell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de-breaker</text:p>
          </table:table-cell>
          <table:table-cell table:style-name="ce6" office:value-type="date" office:date-value="2013-04-07">
            <text:p>04/07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26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nfiguracion entorno, sintaxis y especificaciones sinatra-cucumber - Code-breaker web, pruebas integracion</text:p>
          </table:table-cell>
          <table:table-cell table:style-name="ce6" office:value-type="date" office:date-value="2013-04-25">
            <text:p>04/25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8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Modificacion para adaptar code-breaker a nuevas especificaciones</text:p>
          </table:table-cell>
          <table:table-cell table:style-name="ce6" office:value-type="date" office:date-value="2013-04-28">
            <text:p>04/28/13</text:p>
          </table:table-cell>
          <table:table-cell table:style-name="ce7" office:value-type="string">
            <text:p>2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rquitectura de software</text:p>
          </table:table-cell>
          <table:table-cell table:style-name="ce7"/>
          <table:table-cell table:style-name="ce9" office:value-type="string" table:number-columns-spanned="1" table:number-rows-spanned="4">
            <text:p>24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tributos de calidad</text:p>
          </table:table-cell>
          <table:table-cell table:style-name="ce7"/>
          <table:covered-table-cell/>
          <table:table-cell table:style-name="ce7" office:value-type="string">
            <text:p>3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¿quien necesita un arquitecto?</text:p>
          </table:table-cell>
          <table:table-cell table:style-name="ce3"/>
          <table:covered-table-cell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Desarrollo presentacion “performance”</text:p>
          </table:table-cell>
          <table:table-cell table:style-name="ce3"/>
          <table:covered-table-cell/>
          <table:table-cell table:style-name="ce7" office:value-type="string">
            <text:p>14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Prerado vms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5" office:value-type="string" table:number-columns-spanned="1" table:number-rows-spanned="3">
            <text:p>configurar entorno log-de-tareas</text:p>
          </table:table-cell>
          <table:table-cell table:style-name="ce3"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3" office:value-type="string">
            <text:p>domingo 3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miercoles 3hs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sabado 2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Realizar estimacion proyecto</text:p>
          </table:table-cell>
          <table:table-cell table:style-name="ce3" table:number-columns-repeated="2"/>
          <table:table-cell table:style-name="ce7" office:value-type="string">
            <text:p>2hs</text:p>
          </table:table-cell>
          <table:table-cell table:style-name="ce3" office:value-type="string">
            <text:p>sabado 1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Log de tareas definir features correos de inicio de iteracion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 de tareas twiter (controllers layout omniauth)</text:p>
          </table:table-cell>
          <table:table-cell table:style-name="ce3" table:number-columns-repeated="2"/>
          <table:table-cell table:style-name="ce7" office:value-type="string">
            <text:p>8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3">
            <text:p>06/0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5">
            <text:p>06/05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6">
            <text:p>06/06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-de-tareas padrino</text:p>
          </table:table-cell>
          <table:table-cell table:style-name="ce8" office:value-type="date" office:date-value="2013-06-08">
            <text:p>06/08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normalizar Travis</text:p>
          </table:table-cell>
          <table:table-cell table:style-name="ce8" office:value-type="date" office:date-value="2013-06-10">
            <text:p>06/10/13</text:p>
          </table:table-cell>
          <table:table-cell table:style-name="ce3"/>
          <table:table-cell table:style-name="ce7" office:value-type="string">
            <text:p>1hor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vista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1,5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itialize-create datamapper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2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test</text:p>
          </table:table-cell>
          <table:table-cell table:style-name="ce8" office:value-type="date" office:date-value="2013-06-13">
            <text:p>06/1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tegracion coverage</text:p>
          </table:table-cell>
          <table:table-cell table:style-name="ce8" office:value-type="date" office:date-value="2013-06-16">
            <text:p>06/16/13</text:p>
          </table:table-cell>
          <table:table-cell table:style-name="ce3"/>
          <table:table-cell table:style-name="ce7" office:value-type="string">
            <text:p>30minutos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0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8" table:number-columns-repeated="1019" table:default-cell-style-name="ce13"/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scripción de la materia que màs me ha gustado</text:p>
          </table:table-cell>
          <table:table-cell table:style-name="ce15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14" office:value-type="string">
            <text:p>Lectura y encuesta “No existe bala de plata”</text:p>
          </table:table-cell>
          <table:table-cell table:style-name="ce15"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14" office:value-type="string">
            <text:p>Lectura y encuesta “Software Engineering missing is action”</text:p>
          </table:table-cell>
          <table:table-cell table:style-name="ce15" office:value-type="date" office:date-value="2013-08-26">
            <text:p>2013-08-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14" office:value-type="string">
            <text:p>Lectura <text:s/>“Guia de Scrum”</text:p>
          </table:table-cell>
          <table:table-cell table:style-name="ce15" office:value-type="date" office:date-value="2013-09-02">
            <text:p>2013-09-0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dc:creator>saasbook </dc:creator>
    <meta:creation-date>2013-03-24T15:09:15Z</meta:creation-date>
    <dc:date>2013-09-02T03:55:28</dc:date>
    <meta:editing-cycles>27</meta:editing-cycles>
    <meta:editing-duration>PT4H46M49S</meta:editing-duration>
    <meta:document-statistic meta:table-count="2" meta:cell-count="101" meta:object-count="0"/>
  </office:meta>
</office:document-meta>
</file>